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Heading">
      <style:text-properties officeooo:paragraph-rsid="00162bd7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62bd7" officeooo:paragraph-rsid="00162bd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162bd7" officeooo:paragraph-rsid="00162bd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62bd7" officeooo:paragraph-rsid="00162bd7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62bd7" officeooo:paragraph-rsid="00162bd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62bd7" officeooo:paragraph-rsid="00162bd7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162bd7" officeooo:paragraph-rsid="00162bd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162bd7" officeooo:paragraph-rsid="00162bd7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162bd7" officeooo:paragraph-rsid="00162bd7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162bd7" officeooo:paragraph-rsid="00162bd7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language="pt" fo:country="PT" fo:font-weight="normal" officeooo:rsid="00162bd7" officeooo:paragraph-rsid="00162bd7" style:font-size-asian="12pt" style:font-weight-asian="normal" style:font-size-complex="12pt" style:font-weight-complex="normal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normal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ituto Federal de Educação, Ciência e Tecnologia de São Paulo</text:p>
      <text:p text:style-name="P4">Desenvolvimento de Sistemas</text:p>
      <text:p text:style-name="P2"/>
      <text:p text:style-name="P2"/>
      <text:p text:style-name="P2"/>
      <text:p text:style-name="P8">Renan Trajano</text:p>
      <text:p text:style-name="P8">Thiago Aki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esquisa Tipologi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ão Paulo</text:p>
      <text:p text:style-name="P4">2024</text:p>
      <text:p text:style-name="P2"><text:soft-page-break/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">Sumário</text:p>
          </text:index-title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71730771" text:style-name="L1">
        <text:list-item>
          <text:p text:style-name="P5"><text:soft-page-break/>Introdução</text:p>
          <text:p text:style-name="P10"><text:span text:style-name="T2"/></text:p>
        </text:list-item>
      </text:list>
      <text:p text:style-name="P9"><text:span text:style-name="T2"><text:tab/>A tipologia se refere ao estudo dos padrões e das formas das letras, estabelecendo modelos e classificações de acordo com a respectiva fonte de texto. Esse estudo apresenta uma grande importância para diversas outras áreas de conhecimento, já que é responsável definir a sua estrutura de maneira concisa para cada ocasião específica. </text:span></text:p>
      <text:p text:style-name="P9"><text:span text:style-name="T2"/></text:p>
      <text:list xml:id="list114627180835526" text:continue-numbering="true" text:style-name="L1">
        <text:list-item>
          <text:p text:style-name="P7"><text:span text:style-name="T1">Conceitos</text:span></text:p>
        </text:list-item>
      </text:list>
      <text:p text:style-name="P6"><text:tab/></text:p>
      <text:p text:style-name="P6"><text:span text:style-name="T3"><text:tab/>Na definição dos conceitos primários na tipologia, é estabelecido as classificações principais das fontes de texto, a serifa, sem serifa, o script e o dingbat:</text:span></text:p>
      <text:p text:style-name="P6"/>
      <text:p text:style-name="P6"/>
      <text:p text:style-name="P6"><text:tab/></text:p>
      <text:p text:style-name="P11"/>
      <text:p text:style-name="P6"/>
      <text:p text:style-name="P6"/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0:45:27.277398536</meta:creation-date>
    <dc:date>2024-09-26T11:46:25.221567067</dc:date>
    <meta:editing-duration>PT1H1M</meta:editing-duration>
    <meta:editing-cycles>1</meta:editing-cycles>
    <meta:document-statistic meta:table-count="0" meta:image-count="0" meta:object-count="0" meta:page-count="3" meta:paragraph-count="14" meta:word-count="104" meta:character-count="674" meta:non-whitespace-character-count="579"/>
    <meta:generator>LibreOffice/7.4.5.1$Linux_X86_64 LibreOffice_project/40$Build-1</meta:generator>
  </office:meta>
</office:document-meta>
</file>